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STUDENT:<text:s/></text:span>Good evening.<text:s/></text:p>
      <text:p text:style-name="Normal"><text:span text:style-name="T3">TEACHER:<text:s/></text:span>Good evening!<text:span text:style-name="T4"><text:s/></text:span>Good evening and welcome to our hotel Artemis, how can I help you?</text:p>
      <text:p text:style-name="Normal"><text:span text:style-name="T5">STUDENT: <text:s/></text:span>Shall I ask you if you, if is available a room for two nights for two people please?<text:s/></text:p>
      <text:p text:style-name="Normal"><text:span text:style-name="T6">TEACHER:<text:s/></text:span>Okay, let me<text:s/>check one second.<text:s/><text:line-break/>Yes, there is for two people. Where do you prefer? On the ground floor, second floor? There isn't a suite, there is just a terrace with a bar at the top, a rooftop, but we don't have a suite, so…yeah, I'm sorry.</text:p>
      <text:p text:style-name="Normal"><text:span text:style-name="T7">STUDENT:<text:s/></text:span>It's okay with the ground floor room, please.</text:p>
      <text:p text:style-name="Normal"><text:span text:style-name="T8">TEACHER:</text:span><text:s/>Okay, so for two people could I please ask your name and surname and also your ID card if it's possible.</text:p>
      <text:p text:style-name="Normal"><text:span text:style-name="T9">STUDENT:<text:s/></text:span>Okay, here we are the ID card. My name is<text:s/>[***NAME***]</text:p>
      <text:p text:style-name="Normal"><text:span text:style-name="T10">TEACHER:<text:s/></text:span>Thank you very much, Mr.<text:s/>[***NAME***]<text:s/>Here is your ID card, thank you very much. Is there anything else I can help you with?<text:s/></text:p>
      <text:p text:style-name="Normal"><text:span text:style-name="T11">STUDENT: <text:s/></text:span>Yes, please. Shall I ask you, no, shall I ask you about facilities and services of this hotel, please.<text:s/></text:p>
      <text:p text:style-name="Normal"><text:span text:style-name="T12">TEACHER:<text:s/></text:span>As I said you before, we have a rooftop terrace where you can enjoy a drink at the sunset. In fact, I suggest you booking before going there. While we have a gym and a spa. If you want, I can also tell you what are the services at the spa.</text:p>
      <text:p text:style-name="Normal"><text:span text:style-name="T13">STUDENT:<text:s/></text:span>Yes, please.</text:p>
      <text:p text:style-name="Normal"><text:span text:style-name="T14">TEACHER:<text:s/></text:span>So, we have a relaxing massage which lasts 45 minutes, a deep tissue massage and a sauna access, if you want. AH! Also a facial treatment.</text:p>
      <text:p text:style-name="Normal"><text:span text:style-name="T15">STUDENT:<text:s/></text:span>A facial treatment, okay.</text:p>
      <text:p text:style-name="Normal"><text:span text:style-name="T16">TEACHER:<text:s/></text:span>Would you like to have a facial treatment?<text:s/></text:p>
      <text:p text:style-name="Normal"><text:span text:style-name="T17">STUDENT:<text:s/></text:span>No, thanks. I would like to book a… the terrace aperitif.</text:p>
      <text:p text:style-name="Normal"><text:span text:style-name="T18">TEACHER:<text:s/></text:span>Okay. Yes, I mean…you can book it, yes, of course, but usually you can go there and check it before, but it's fine to book it. What time would you like to go?</text:p>
      <text:p text:style-name="Normal"><text:span text:style-name="T19">STUDENT:<text:s/></text:span>7 p.m. for tomorrow, please.</text:p>
      <text:p text:style-name="Normal"><text:span text:style-name="T20">TEACHER:<text:s/></text:span>Okay, so reservation is needed. Okay, so<text:s/>you'll have a table at 7 at the terrace tomorrow.</text:p>
      <text:p text:style-name="Normal"><text:span text:style-name="T21">STUDENT: <text:s/></text:span>Thank you very much.</text:p>
      <text:soft-page-break/>
      <text:p text:style-name="Normal"><text:span text:style-name="T22">TEACHER: <text:s/></text:span>Is there anything else I can help you with?<text:s/></text:p>
      <text:p text:style-name="Normal"><text:span text:style-name="T23">STUDENT:<text:s/></text:span>Yes, please.</text:p>
      <text:p text:style-name="Normal"><text:span text:style-name="T24">TEACHER:<text:s/></text:span>Any other service, for example? We also have a pool, if you want.</text:p>
      <text:p text:style-name="Normal"><text:span text:style-name="T25">STUDENT: <text:s/></text:span>At what time the pool is open?</text:p>
      <text:p text:style-name="Normal"><text:span text:style-name="T26">TEACHER:<text:s/></text:span>Actually, it's 24 a day, so you can go whenever you want. Of course, at night, please be quiet.<text:s/></text:p>
      <text:p text:style-name="Normal"><text:span text:style-name="T27">STUDENT:<text:s/></text:span>Okay.<text:s/></text:p>
      <text:p text:style-name="Normal"><text:span text:style-name="T28">TEACHER:<text:s/></text:span>But I know...</text:p>
      <text:p text:style-name="Normal"><text:span text:style-name="T29">STUDENT:<text:s/></text:span>Shall we book the reservation for the pool? or is free.</text:p>
      <text:p text:style-name="Normal"><text:span text:style-name="T30">TEACHER:<text:s/></text:span>It’s free, it’s free<text:span text:style-name="T31">,<text:s/></text:span>Maybe if you want a towel and slippers, then you can take it there and it's 10 pounds extra charge.</text:p>
      <text:p text:style-name="Normal"><text:span text:style-name="T32">STUDENT:<text:s/></text:span><text:s/>Okay, per person.</text:p>
      <text:p text:style-name="Normal"><text:span text:style-name="T33">TEACHER:<text:s/></text:span>Yes.</text:p>
      <text:p text:style-name="Normal"><text:span text:style-name="T34">STUDENT: <text:s/></text:span>Okay, no thank you, I would like to, to know is….would you mind telling me if there are nearby<text:s/>attractions?<text:s/></text:p>
      <text:p text:style-name="Normal"><text:span text:style-name="T35">TEACHER:<text:s/></text:span>of course there are. If you want there are.. I mean a there is a an underground stop five minutes walking from here and… but, and you can reach almost every attraction.<text:s/><text:line-break/>But, if you want London Eye is a five minutes’ walk from here and also the Thames River.<text:line-break/>While to Millennium Bridge and St. Paul's Cathedral you can reach the underground and then go to the city centre.<text:s/></text:p>
      <text:p text:style-name="Normal"><text:span text:style-name="T36">STUDENT: <text:s/></text:span>Okay.<text:s/></text:p>
      <text:p text:style-name="Normal"><text:span text:style-name="T37">TEACHER:<text:s/></text:span>Do you want? … If you want I can also arrange shuttle service or a taxi service.</text:p>
      <text:p text:style-name="Normal"><text:span text:style-name="T38">STUDENT: <text:s/></text:span>Okay. No, thank you. In which direction should I go to reach London Eye?</text:p>
      <text:p text:style-name="Normal"><text:span text:style-name="T39">TEACHER:<text:s/></text:span>Okay, once you go out from the hotel, you turn right, you go ahead for at least, I guess, 500 meters, then you turn left at the traffic lights and there is the underground stop.</text:p>
      <text:p text:style-name="Normal"><text:span text:style-name="T40">STUDENT:<text:s/></text:span>Okay.</text:p>
      <text:p text:style-name="Normal"><text:span text:style-name="T41">TEACHER:<text:s/></text:span>You can buy a ticket there, if you want, we can buy it from here online, and you take the yellow line and you reach London Eye.</text:p>
      <text:p text:style-name="Normal"><text:span text:style-name="T42">STUDENT:<text:s/></text:span>Okay, what's the name of the metro underground stop near, nearby?</text:p>
      <text:soft-page-break/>
      <text:p text:style-name="Normal"><text:span text:style-name="T43">TEACHER:<text:s/></text:span>Let me check. Yes, yes, it's Southampton.</text:p>
      <text:p text:style-name="Normal"><text:span text:style-name="T44">STUDENT:<text:s/></text:span>Ok, Thank you.<text:s/></text:p>
      <text:p text:style-name="Normal"><text:span text:style-name="T45">TEACHER:<text:s/></text:span>You're welcome.<text:s/></text:p>
      <text:p text:style-name="Normal"><text:span text:style-name="T46">STUDENT: <text:s/></text:span>Last question, please. At what time is the check-out of the hotel?<text:s/></text:p>
      <text:p text:style-name="Normal"><text:span text:style-name="T47">TEACHER:<text:s/></text:span>Check-out is at 11 am, while if you want there is also... a late to check late check out if you want to request it, I don't know… what time is your flight back home?</text:p>
      <text:p text:style-name="Normal"><text:span text:style-name="T48">STUDENT:<text:s/></text:span><text:s/>Is 10 o'clock from the airport, so…</text:p>
      <text:p text:style-name="Normal"><text:span text:style-name="T49">TEACHER:<text:s/></text:span>From London to Rome?</text:p>
      <text:p text:style-name="Normal"><text:span text:style-name="T50">STUDENT:<text:s/></text:span>Okay so, I think and only to know, is there a price for the late checkout?</text:p>
      <text:p text:style-name="Normal"><text:span text:style-name="T51">TEACHER:<text:s/></text:span><text:s/>No,<text:s/>there isn't and yes there isn't also an extra price for breakfast so if you want maybe before leaving you can have breakfast as we serve breakfast from 7 to 10 p.m…ehm.. a.m. sorry.<text:s/></text:p>
      <text:p text:style-name="Normal"><text:span text:style-name="T52">STUDENT:<text:s/></text:span>Okay thank you what's the time of the of the dinner.</text:p>
      <text:p text:style-name="Normal"><text:span text:style-name="T53">TEACHER:<text:s/></text:span>Dinner’s, dinner is served at half past six till half past ten.<text:s/></text:p>
      <text:p text:style-name="Normal"><text:span text:style-name="T54">STUDENT:<text:s/></text:span>Okay, thank you very much.</text:p>
      <text:p text:style-name="Normal"><text:span text:style-name="T55">TEACHER:<text:s/></text:span>You're welcome is that okay? is there anything else I can help you with?</text:p>
      <text:p text:style-name="Normal"><text:span text:style-name="T56">STUDENT:<text:s/></text:span>No thanks, you, you were very polite and nice.<text:s/></text:p>
      <text:p text:style-name="Normal"><text:span text:style-name="T57">TEACHER:<text:s/></text:span>Thank you very much,<text:s/></text:p>
      <text:p text:style-name="Normal"><text:span text:style-name="T58">STUDENT: <text:s/></text:span>Very helpful. Thank you very much.</text:p>
      <text:p text:style-name="Normal"><text:span text:style-name="T59">TEACHER:<text:s/></text:span>Thank you very much.<text:s/></text:p>
      <text:p text:style-name="Normal"><text:span text:style-name="T60">TEACHER:<text:s/></text:span>And if you want, I don't know if you want to book anything, but we also offer guided tours.</text:p>
      <text:p text:style-name="Normal"><text:span text:style-name="T61">STUDENT:<text:s/></text:span>Ok.</text:p>
      <text:p text:style-name="Normal"><text:span text:style-name="T62">TEACHER:<text:s/></text:span>We have Oxford tour, here is the brochure, with on the back there is also the Wi-Fi password. And the Oxford tour and the Harry Potter's tour, if you want.<text:s/><text:line-break/>But for how long are you going to stay, you said? Two nights?<text:s/></text:p>
      <text:p text:style-name="Normal"><text:span text:style-name="T63">STUDENT:<text:s/></text:span>For two nights, yes.<text:s/></text:p>
      <text:p text:style-name="Normal"><text:span text:style-name="T64">TEACHER:<text:s/></text:span>So yes, tomorrow, don't forget, you<text:s/>have a reservation on the rooftop terrace.</text:p>
      <text:p text:style-name="Normal"><text:span text:style-name="T65">STUDENT:<text:s/></text:span>I'd like to do the Oxford tour. Would you mind telling me what…. hours and prices.<text:s/></text:p>
      <text:soft-page-break/>
      <text:p text:style-name="Normal"><text:span text:style-name="T66">TEACHER:<text:s/></text:span>Okay, for the... give me a second... Okay, for the Oxford trip, it's a full day trip.<text:s/></text:p>
      <text:p text:style-name="Normal"><text:span text:style-name="T67">STUDENT:<text:s/></text:span>Okay.<text:s/></text:p>
      <text:p text:style-name="Normal"><text:span text:style-name="T68">TEACHER:<text:s/></text:span>So, you will leave from here at eight o'clock in the morning and maybe coming back at four in the afternoon so you will be on time for the terrace booking.<text:s/><text:line-break/>And the price is 45 pounds per person.</text:p>
      <text:p text:style-name="Normal"><text:span text:style-name="T69">STUDENT:<text:s/></text:span>Okay…okay no thanks the the full, the full the day is too much too much<text:s/></text:p>
      <text:p text:style-name="Normal"><text:span text:style-name="T70">TEACHER:<text:s/></text:span>Okay no problem thank you thank you very much so enjoy your stay here. These are your keys<text:s/></text:p>
      <text:p text:style-name="Normal"><text:span text:style-name="T71">STUDENT:<text:s/></text:span>Thank you.<text:s/></text:p>
      <text:p text:style-name="Normal"><text:span text:style-name="T72">TEACHER:<text:s/></text:span>There is always receptionist available here for you and thank you very much.</text:p>
      <text:p text:style-name="Normal"><text:span text:style-name="T73">STUDENT:<text:s/></text:span><text:s/>Thank you very much.</text:p>
      <text:p text:style-name="Normal"><text:s/><text:span text:style-name="T74">TEACHER:<text:s/></text:span>Have a nice day and have a nice stay with us bye!</text:p>
      <text:p text:style-name="Normal"><text:span text:style-name="T75">STUDENT:<text:s/></text:span>Bye by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e Spagnoli</meta:initial-creator>
    <dc:creator>Simone Spagnoli</dc:creator>
    <meta:creation-date>2025-06-29T16:45:00Z</meta:creation-date>
    <dc:date>2025-12-24T11:03:00Z</dc:date>
    <meta:template xlink:href="Normal" xlink:type="simple"/>
    <meta:editing-cycles>3</meta:editing-cycles>
    <meta:editing-duration>PT3780S</meta:editing-duration>
    <meta:document-statistic meta:page-count="4" meta:paragraph-count="11" meta:word-count="886" meta:character-count="5929" meta:row-count="42" meta:non-whitespace-character-count="5054"/>
  </office:meta>
</office:document-meta>
</file>